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454545" style:font-name="Arial" fo:font-size="12pt" fo:letter-spacing="normal" fo:font-style="normal" fo:font-weight="normal" officeooo:rsid="001c5272" officeooo:paragraph-rsid="001e45bd"/>
    </style:style>
    <style:style style:name="P2" style:family="paragraph" style:parent-style-name="Standard">
      <style:text-properties fo:font-variant="normal" fo:text-transform="none" fo:color="#454545" style:font-name="Arial" fo:font-size="12pt" fo:letter-spacing="normal" fo:font-style="normal" fo:font-weight="normal" officeooo:rsid="001c5272" officeooo:paragraph-rsid="001c5272"/>
    </style:style>
    <style:style style:name="P3" style:family="paragraph" style:parent-style-name="Standard">
      <style:text-properties fo:font-variant="normal" fo:text-transform="none" fo:color="#454545" style:font-name="Arial" fo:font-size="12pt" fo:letter-spacing="normal" fo:font-style="normal" fo:font-weight="bold" officeooo:rsid="001e45bd" officeooo:paragraph-rsid="001c527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454545" style:font-name="Arial" fo:font-size="12pt" fo:letter-spacing="normal" fo:font-style="normal" fo:font-weight="bold" officeooo:rsid="001e831e" officeooo:paragraph-rsid="001e831e" style:font-weight-asian="bold" style:font-weight-complex="bold"/>
    </style:style>
    <style:style style:name="P5" style:family="paragraph" style:parent-style-name="Standard">
      <style:text-properties style:font-name="Arial" officeooo:rsid="001c5272" officeooo:paragraph-rsid="001c5272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e45bd" officeooo:paragraph-rsid="001e45b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tyle="italic" officeooo:rsid="001e45bd" officeooo:paragraph-rsid="001e45bd" style:font-style-asian="italic" style:font-style-complex="italic"/>
    </style:style>
    <style:style style:name="P8" style:family="paragraph" style:parent-style-name="Standard">
      <style:text-properties style:font-name="Arial" officeooo:rsid="001e45bd" officeooo:paragraph-rsid="001e45bd"/>
    </style:style>
    <style:style style:name="T1" style:family="text">
      <style:text-properties officeooo:rsid="001e45b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CUID-E</text:p>
      <text:p text:style-name="P6"/>
      <text:p text:style-name="P7">“Porque cuidar é viver!”</text:p>
      <text:p text:style-name="P8"/>
      <text:p text:style-name="P5"/>
      <text:p text:style-name="P5"/>
      <text:p text:style-name="P1"><text:tab/><text:span text:style-name="T1">Nosso produto é composto por três plataformas interligadas, a pulseira, compartimento onde os remédios estão guardados (CUID-E BOX) e o aplicativo.</text:span></text:p>
      <text:p text:style-name="P1"/>
      <text:p text:style-name="P1"><text:tab/>A pulseira tem como funcionalidade, alertar o idoso no horário exato de tomar seus remédios com uma leve vibração, fazendo com que ele não se esqueça, inclui também botão de emergência e monitoramento de batimentos cardíacos, na qual avisa a família pelo aplicativo Cuid-e instalado em seu aparelho celular.</text:p>
      <text:p text:style-name="P2"/>
      <text:p text:style-name="P2"><text:tab/>O Cuid-e Box é uma caixa onde contém gavetas, onde cada gaveta contém um tipo de remédio, ela é diretamente conectado a pulseira, quando der o <text:span text:style-name="T1">horário</text:span> de tomar o remédio, junto com o alerta da pulseira, o compartimento específico do <text:span text:style-name="T1">remédio</text:span> daquele <text:span text:style-name="T1">horário</text:span> é aceso, fazendo com que <text:span text:style-name="T1">não</text:span> ocorra dúvidas para o idoso.</text:p>
      <text:p text:style-name="P2"/>
      <text:p text:style-name="P2"><text:tab/>O aplicativo Cuid-e traz informações do idoso, <text:span text:style-name="T1">horários</text:span> em que os remédios serão ingeridos, quantidade de comprimidos restantes e sinal de alerta quando o idoso pressionar o botão de <text:span text:style-name="T1">emergência.</text:span></text:p>
      <text:p text:style-name="P2"/>
      <text:p text:style-name="P2"><text:tab/>O nosso aplicativo recebe as informações de monitoramento e também a certeza de que a gaveta do remédio foi aberta naquele <text:span text:style-name="T1">horário</text:span> específico, trazendo a <text:span text:style-name="T1">família</text:span> mais conforto e segurança.</text:p>
      <text:p text:style-name="P2"/>
      <text:p text:style-name="P2"><text:tab/>Para o idoso, trazemos a facilidade em tomar seus remédios corretamente sem que ocorra o esquecimento, e para a família, a certeza de que ele realmente abriu a gaveta naquele determinado horário, trazendo a sensação de confort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ontato:</text:p>
      <text:p text:style-name="P4"/>
      <text:p text:style-name="P4">Rua Prefeito Tigre Maia, 608 – Itajubá, MG | (12) 98239-9787</text:p>
      <text:p text:style-name="P4">2018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3:44:46.004073608</meta:creation-date>
    <dc:date>2018-06-10T14:09:35.974825789</dc:date>
    <meta:editing-duration>PT2M17S</meta:editing-duration>
    <meta:editing-cycles>1</meta:editing-cycles>
    <meta:document-statistic meta:table-count="0" meta:image-count="0" meta:object-count="0" meta:page-count="1" meta:paragraph-count="11" meta:word-count="239" meta:character-count="1487" meta:non-whitespace-character-count="1251"/>
    <meta:generator>LibreOffice/6.0.3.2$Linux_X86_64 LibreOffice_project/00m0$Build-2</meta:generator>
  </office:meta>
</office:document-meta>
</file>